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4pt" fo:font-weight="bold" officeooo:rsid="0018b9f0" officeooo:paragraph-rsid="0018b9f0" style:font-size-asian="12.25pt" style:font-weight-asian="bold" style:font-size-complex="14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fo:font-weight="bold" officeooo:rsid="0018b9f0" officeooo:paragraph-rsid="001c308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8b9f0" officeooo:paragraph-rsid="0018b9f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fo:font-size="14pt" fo:font-weight="bold" officeooo:rsid="0018b9f0" officeooo:paragraph-rsid="0021918a" style:font-size-asian="12.25pt" style:font-weight-asian="bold" style:font-size-complex="14pt" style:font-weight-complex="bold"/>
    </style:style>
    <style:style style:name="P5" style:family="paragraph" style:parent-style-name="Standard" style:list-style-name="L4">
      <style:paragraph-properties fo:line-height="115%" fo:text-align="start" style:justify-single-word="false"/>
      <style:text-properties fo:font-size="14pt" fo:font-weight="bold" officeooo:rsid="0018b9f0" officeooo:paragraph-rsid="0021918a" style:font-size-asian="12.25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bold" officeooo:rsid="001aa960" officeooo:paragraph-rsid="001c308e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aa960" officeooo:paragraph-rsid="001aa96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aa960" officeooo:paragraph-rsid="0021918a" style:font-size-asian="12.25pt" style:font-weight-asian="bold" style:font-size-complex="14pt" style:font-weight-complex="bold"/>
    </style:style>
    <style:style style:name="P9" style:family="paragraph" style:parent-style-name="Standard" style:list-style-name="L4">
      <style:paragraph-properties fo:line-height="115%" fo:text-align="start" style:justify-single-word="false"/>
      <style:text-properties fo:font-size="14pt" fo:font-weight="bold" officeooo:rsid="001aa960" officeooo:paragraph-rsid="0021918a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fo:font-size="14pt" fo:font-weight="bold" officeooo:rsid="001aa960" officeooo:paragraph-rsid="0021918a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2c6f5" officeooo:paragraph-rsid="0012c6f5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2c6f5" officeooo:paragraph-rsid="0021918a" style:font-size-asian="12.25pt" style:font-weight-asian="bold" style:font-size-complex="14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fo:font-weight="normal" officeooo:rsid="001aa960" officeooo:paragraph-rsid="001aa960" style:font-size-asian="12.25pt" style:font-weight-asian="normal" style:font-size-complex="14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4pt" fo:font-weight="normal" officeooo:rsid="001aa960" officeooo:paragraph-rsid="001aa960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aa960" officeooo:paragraph-rsid="001aa960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aa960" officeooo:paragraph-rsid="0021918a" style:font-size-asian="12.25pt" style:font-weight-asian="normal" style:font-size-complex="14pt" style:font-weight-complex="normal"/>
    </style:style>
    <style:style style:name="P17" style:family="paragraph" style:parent-style-name="Standard" style:list-style-name="L7">
      <style:paragraph-properties fo:line-height="115%" fo:text-align="start" style:justify-single-word="false"/>
      <style:text-properties fo:font-size="14pt" fo:font-weight="normal" officeooo:rsid="001aa960" officeooo:paragraph-rsid="0021918a" style:font-size-asian="12.25pt" style:font-weight-asian="normal" style:font-size-complex="14pt" style:font-weight-complex="normal"/>
    </style:style>
    <style:style style:name="P18" style:family="paragraph" style:parent-style-name="Standard" style:list-style-name="L8">
      <style:paragraph-properties fo:line-height="115%" fo:text-align="start" style:justify-single-word="false"/>
      <style:text-properties fo:font-size="14pt" fo:font-weight="normal" officeooo:rsid="001aa960" officeooo:paragraph-rsid="0021918a" style:font-size-asian="12.25pt" style:font-weight-asian="normal" style:font-size-complex="14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4pt" fo:font-weight="normal" officeooo:rsid="001c308e" officeooo:paragraph-rsid="001c308e" style:font-size-asian="12.25pt" style:font-weight-asian="normal" style:font-size-complex="14pt" style:font-weight-complex="normal"/>
    </style:style>
    <style:style style:name="P20" style:family="paragraph" style:parent-style-name="Standard" style:list-style-name="L8">
      <style:paragraph-properties fo:line-height="115%" fo:text-align="start" style:justify-single-word="false"/>
      <style:text-properties fo:font-size="14pt" fo:font-weight="normal" officeooo:rsid="001c308e" officeooo:paragraph-rsid="0021918a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18b9f0" officeooo:paragraph-rsid="0018b9f0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18b9f0" officeooo:paragraph-rsid="0021918a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12c6f5" officeooo:paragraph-rsid="0012c6f5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12c6f5" officeooo:paragraph-rsid="001f3d0d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12c6f5" officeooo:paragraph-rsid="0021918a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1f3d0d" officeooo:paragraph-rsid="001f3d0d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1f3d0d" officeooo:paragraph-rsid="0021918a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20pt" officeooo:rsid="0012c6f5" officeooo:paragraph-rsid="0012c6f5" style:font-size-asian="17.5pt" style:font-size-complex="20pt"/>
    </style:style>
    <style:style style:name="P29" style:family="paragraph" style:parent-style-name="Standard">
      <style:paragraph-properties fo:text-align="center" style:justify-single-word="false"/>
      <style:text-properties fo:font-size="20pt" officeooo:rsid="0012c6f5" officeooo:paragraph-rsid="0021918a" style:font-size-asian="17.5pt" style:font-size-complex="20pt"/>
    </style:style>
    <style:style style:name="P30" style:family="paragraph" style:parent-style-name="Standard">
      <style:paragraph-properties fo:text-align="start" style:justify-single-word="false"/>
      <style:text-properties fo:font-size="20pt" officeooo:rsid="0012c6f5" officeooo:paragraph-rsid="0012c6f5" style:font-size-asian="17.5pt" style:font-size-complex="20pt"/>
    </style:style>
    <style:style style:name="P31" style:family="paragraph" style:parent-style-name="Standard">
      <style:paragraph-properties fo:text-align="start" style:justify-single-word="false"/>
      <style:text-properties fo:font-size="20pt" officeooo:rsid="0012c6f5" officeooo:paragraph-rsid="0021918a" style:font-size-asian="17.5pt" style:font-size-complex="20pt"/>
    </style:style>
    <style:style style:name="P32" style:family="paragraph" style:parent-style-name="Standard">
      <style:paragraph-properties fo:text-align="center" style:justify-single-word="false"/>
      <style:text-properties fo:font-size="15pt" officeooo:rsid="0012c6f5" officeooo:paragraph-rsid="0012c6f5" style:font-size-asian="13.1000003814697pt" style:font-size-complex="15pt"/>
    </style:style>
    <style:style style:name="P33" style:family="paragraph" style:parent-style-name="Standard">
      <style:paragraph-properties fo:text-align="center" style:justify-single-word="false"/>
      <style:text-properties fo:font-size="15pt" officeooo:rsid="0012c6f5" officeooo:paragraph-rsid="0021918a" style:font-size-asian="13.1000003814697pt" style:font-size-complex="15pt"/>
    </style:style>
    <style:style style:name="P34" style:family="paragraph" style:parent-style-name="Standard">
      <style:paragraph-properties fo:line-height="115%" fo:text-align="center" style:justify-single-word="false"/>
      <style:text-properties fo:font-size="15pt" officeooo:rsid="0012c6f5" officeooo:paragraph-rsid="0021918a" style:font-size-asian="13.1000003814697pt" style:font-size-complex="15pt"/>
    </style:style>
    <style:style style:name="P35" style:family="paragraph" style:parent-style-name="Standard">
      <style:paragraph-properties fo:text-align="center" style:justify-single-word="false"/>
      <style:text-properties fo:font-size="15pt" officeooo:rsid="001aa960" officeooo:paragraph-rsid="001aa960" style:font-size-asian="13.1000003814697pt" style:font-size-complex="15pt"/>
    </style:style>
    <style:style style:name="P36" style:family="paragraph" style:parent-style-name="Standard">
      <style:paragraph-properties fo:line-height="115%" fo:text-align="center" style:justify-single-word="false"/>
      <style:text-properties fo:font-size="15pt" officeooo:rsid="001aa960" officeooo:paragraph-rsid="0021918a" style:font-size-asian="13.1000003814697pt" style:font-size-complex="15pt"/>
    </style:style>
    <style:style style:name="P37" style:family="paragraph" style:parent-style-name="Standard">
      <style:paragraph-properties fo:text-align="start" style:justify-single-word="false"/>
      <style:text-properties fo:font-size="18pt" fo:font-weight="bold" officeooo:rsid="0012c6f5" officeooo:paragraph-rsid="0012c6f5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8pt" fo:font-weight="bold" officeooo:rsid="0012c6f5" officeooo:paragraph-rsid="0021918a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8pt" fo:font-weight="bold" officeooo:rsid="001f3d0d" officeooo:paragraph-rsid="001f3d0d" style:font-size-asian="18pt" style:font-weight-asian="bold" style:font-size-complex="18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8pt" fo:font-weight="bold" officeooo:rsid="001f3d0d" officeooo:paragraph-rsid="0021918a" style:font-size-asian="18pt" style:font-weight-asian="bold" style:font-size-complex="18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8pt" fo:font-weight="bold" officeooo:rsid="001aa960" officeooo:paragraph-rsid="001aa960" style:font-size-asian="18pt" style:font-weight-asian="bold" style:font-size-complex="18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8pt" fo:font-weight="bold" officeooo:rsid="001aa960" officeooo:paragraph-rsid="0021918a" style:font-size-asian="18pt" style:font-weight-asian="bold" style:font-size-complex="18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8pt" fo:font-weight="bold" officeooo:rsid="0018b9f0" officeooo:paragraph-rsid="0018b9f0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8pt" fo:font-weight="bold" officeooo:rsid="0018b9f0" officeooo:paragraph-rsid="0021918a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8pt" fo:font-weight="bold" officeooo:rsid="0018b9f0" officeooo:paragraph-rsid="0018b9f0" style:font-size-asian="15.75pt" style:font-weight-asian="bold" style:font-size-complex="18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8pt" fo:font-weight="bold" officeooo:rsid="0018b9f0" officeooo:paragraph-rsid="0021918a" style:font-size-asian="15.75pt" style:font-weight-asian="bold" style:font-size-complex="18pt" style:font-weight-complex="bold"/>
    </style:style>
    <style:style style:name="T1" style:family="text">
      <style:text-properties officeooo:rsid="00154063"/>
    </style:style>
    <style:style style:name="T2" style:family="text">
      <style:text-properties officeooo:rsid="0017087f"/>
    </style:style>
    <style:style style:name="T3" style:family="text">
      <style:text-properties officeooo:rsid="001d15f2"/>
    </style:style>
    <style:style style:name="T4" style:family="text">
      <style:text-properties style:text-position="super 58%" officeooo:rsid="001c44a2"/>
    </style:style>
    <style:style style:name="T5" style:family="text">
      <style:text-properties officeooo:rsid="0018b9f0"/>
    </style:style>
    <style:style style:name="T6" style:family="text">
      <style:text-properties officeooo:rsid="001ed383"/>
    </style:style>
    <style:style style:name="T7" style:family="text">
      <style:text-properties officeooo:rsid="001f3d0d"/>
    </style:style>
    <style:style style:name="T8" style:family="text">
      <style:text-properties officeooo:rsid="001f5ce3"/>
    </style:style>
    <style:style style:name="T9" style:family="text">
      <style:text-properties officeooo:rsid="001fc3c1"/>
    </style:style>
    <style:style style:name="T10" style:family="text">
      <style:text-properties officeooo:rsid="0020071f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8b9f0" style:font-weight-asian="normal" style:font-weight-complex="normal"/>
    </style:style>
    <style:style style:name="T13" style:family="text">
      <style:text-properties fo:font-weight="normal" officeooo:rsid="001c308e" style:font-weight-asian="normal" style:font-weight-complex="normal"/>
    </style:style>
    <style:style style:name="T14" style:family="text">
      <style:text-properties fo:font-weight="normal" officeooo:rsid="001aa960" style:font-weight-asian="normal" style:font-weight-complex="normal"/>
    </style:style>
    <style:style style:name="T15" style:family="text">
      <style:text-properties officeooo:rsid="001c44a2"/>
    </style:style>
    <style:style style:name="T16" style:family="text">
      <style:text-properties officeooo:rsid="001edc67"/>
    </style:style>
    <style:style style:name="T17" style:family="text">
      <style:text-properties officeooo:rsid="0020ef3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29">Wi-Fi firmware for ESP32</text:p>
      <text:p text:style-name="P29"/>
      <text:p text:style-name="P34">Rafael Conceição, nº 41486, e-mail: <text:a xlink:type="simple" xlink:href="mailto:A41486@alunos.isel.pt" text:style-name="Internet_20_link" text:visited-style-name="Visited_20_Internet_20_Link">A41486@alunos.isel.pt</text:a> , tel.: 967568496</text:p>
      <text:p text:style-name="P34">Eduardo Tavares, nº 49454, e-mail: <text:a xlink:type="simple" xlink:href="mailto:A49454@alunos.isel.pt" text:style-name="Internet_20_link" text:visited-style-name="Visited_20_Internet_20_Link">A49454@alunos.isel.pt</text:a> , tel.: 912400426</text:p>
      <text:p text:style-name="P34"/>
      <text:p text:style-name="P34">Advisors:</text:p>
      <text:p text:style-name="P34">Diego Passos, e-mail: <text:a xlink:type="simple" xlink:href="mailto:diego.passos@isel.pt" text:style-name="Internet_20_link" text:visited-style-name="Visited_20_Internet_20_Link">diego.passos@isel.pt</text:a></text:p>
      <text:p text:style-name="P34">Fernanda Passos, e-mail: <text:a xlink:type="simple" xlink:href="mailto:fernanda.passos@isel.pt" text:style-name="Internet_20_link" text:visited-style-name="Visited_20_Internet_20_Link">fernanda.passos@isel.pt</text:a></text:p>
      <text:p text:style-name="P34"/>
      <text:p text:style-name="P36">March 2025</text:p>
      <text:p text:style-name="P33"/>
      <text:p text:style-name="P31"/>
      <text:p text:style-name="P38">Intr<text:span text:style-name="T1">o</text:span>duction</text:p>
      <text:p text:style-name="P25"/>
      <text:p text:style-name="P25"><text:tab/><text:span text:style-name="T2">There has been an increase in the density of wireless networks caused by the increase of mobile devices, sensors, and actuators. Due to these there is a necessity to be able to test new techni</text:span><text:span text:style-name="T3">ques</text:span><text:span text:style-name="T2"> and protocols for such environments, which can be quite costly.</text:span></text:p>
      <text:p text:style-name="P25"><text:tab/><text:span text:style-name="T2">This project will try to address this by creating a low cost platform to allow developers to experiment in high density wireless areas, </text:span><text:span text:style-name="T16">using cheap low wattage MCUs</text:span><text:span text:style-name="T2">. The hardware used in this project is fairly limited, not being able to match any standard already defined on IEEE 802.11 </text:span><text:span text:style-name="T4">[1] [2]</text:span><text:span text:style-name="T2">, due to frequency and modulation of the signals required. Despite such limitations, our project’s implementation will still serve as a base for the spirit of Wi-Fi, </text:span><text:span text:style-name="T5">which can be used to test the efficacy of various related techni</text:span><text:span text:style-name="T3">ques</text:span><text:span text:style-name="T5">, with variations on the error rate an</text:span><text:span text:style-name="T3">d</text:span><text:span text:style-name="T5"> throughput derived from the hardware limitations mentioned before.</text:span></text:p>
      <text:p text:style-name="P25"><text:tab/><text:span text:style-name="T6">By the end of this project, we expect to have made </text:span><text:span text:style-name="T7">simultaneous </text:span><text:span text:style-name="T6">communication possible between </text:span><text:span text:style-name="T7">multiple</text:span><text:span text:style-name="T6"> nodes of our network.</text:span></text:p>
      <text:p text:style-name="P25"/>
      <text:p text:style-name="P40">Analysis</text:p>
      <text:p text:style-name="P27"/>
      <text:p text:style-name="P27"><text:tab/><text:span text:style-name="T8">Implementing wireless communication, a basic need is to address collision to avoid interference between different nodes transmitting data at the same time. To achieve this, we plan to implement the CSMA/CA <text:s/>(</text:span>Carrier Sense Multiple Access with Collision Avoidance<text:span text:style-name="T8">), </text:span><text:span text:style-name="T17">with RTS/CTS</text:span><text:span text:style-name="T8">. This protocol requires every participant to check if the channel is being used/reserved, and to announce its turn, along with the estimated time it will need it.</text:span></text:p>
      <text:p text:style-name="P27"><text:tab/><text:span text:style-name="T8">However, the process above necessitates that every node has their clocks synchronized. </text:span><text:span text:style-name="T9">On real hardware, each clock will have different rhythm. Various methods exist, but all of them ultimately have to be done periodically to fix any offset </text:span><text:soft-page-break/><text:span text:style-name="T9">caused with time. </text:span><text:span text:style-name="T10">For this project’s completion, we intend to use the PTP (Precision time protocol) as defined in IEEE 1588.</text:span></text:p>
      <text:p text:style-name="P27"/>
      <text:p text:style-name="P38"><text:span text:style-name="T11"/></text:p>
      <text:p text:style-name="P38">Tools</text:p>
      <text:p text:style-name="P12"><text:span text:style-name="T11"/></text:p>
      <text:p text:style-name="P25"><text:tab/>For this project we will use Arduino IDE as the development environment, an ESP32 board, and a C1101 as a radio. We will use the library provided by the advisors which will provide the drivers for the radio.</text:p>
      <text:p text:style-name="P12"><text:span text:style-name="T11"><text:tab/>The programming language used for this project will be C </text:span><text:span text:style-name="T12">and C++</text:span><text:span text:style-name="T11">.</text:span></text:p>
      <text:p text:style-name="P12"><text:span text:style-name="T11"/></text:p>
      <text:p text:style-name="P46">Requirements</text:p>
      <text:p text:style-name="P22"/>
      <text:p text:style-name="P4">Mandatory:</text:p>
      <text:list text:style-name="L4">
        <text:list-item>
          <text:p text:style-name="P5"><text:span text:style-name="T13">Implementation of </text:span><text:span text:style-name="T14">IEEE 802.11 </text:span><text:span text:style-name="T11">C</text:span><text:span text:style-name="T14">SMA/CA</text:span></text:p>
        </text:list-item>
        <text:list-item>
          <text:p text:style-name="P9"><text:span text:style-name="T13">Implementation of </text:span><text:span text:style-name="T11">IEEE 802.11 RTS/CTS</text:span></text:p>
        </text:list-item>
        <text:list-item>
          <text:p text:style-name="P9"><text:span text:style-name="T13">Implementation of </text:span><text:span text:style-name="T11">IEEE 802.11 NAV</text:span></text:p>
        </text:list-item>
        <text:list-item>
          <text:p text:style-name="P5"><text:span text:style-name="T13">Implementation of </text:span><text:span text:style-name="T14">IEEE 802.11 backoff exponential</text:span></text:p>
        </text:list-item>
        <text:list-item>
          <text:p text:style-name="P9"><text:span text:style-name="T13">Implementation of </text:span><text:span text:style-name="T11">RSSI</text:span></text:p>
        </text:list-item>
        <text:list-item>
          <text:p text:style-name="P9"><text:span text:style-name="T13">Implementation of a</text:span><text:span text:style-name="T11"> traffic generation module</text:span></text:p>
        </text:list-item>
      </text:list>
      <text:p text:style-name="P10">Optional:</text:p>
      <text:list text:style-name="L7">
        <text:list-item>
          <text:p text:style-name="P17">An application that allows for more fined tuned configuration of the nodes.</text:p>
        </text:list-item>
      </text:list>
      <text:p text:style-name="P16"/>
      <text:p text:style-name="P42">Milestones</text:p>
      <text:p text:style-name="P8"><text:span text:style-name="T11"/></text:p>
      <text:list text:style-name="L8">
        <text:list-item>
          <text:p text:style-name="P18">10/3 – Deliver the project proposal</text:p>
        </text:list-item>
        <text:list-item>
          <text:p text:style-name="P18">28/4 – Progress report</text:p>
        </text:list-item>
        <text:list-item>
          <text:p text:style-name="P18">2/6 – Beta delivery with preliminary report</text:p>
        </text:list-item>
        <text:list-item>
          <text:p text:style-name="P20">12/7 – Final delivery with final report, and presentation</text:p>
        </text:list-item>
      </text:list>
      <text:p text:style-name="P12"><text:span text:style-name="T11"/></text:p>
      <text:p text:style-name="P44">References</text:p>
      <text:p text:style-name="P44"/>
      <text:p text:style-name="P22"><text:tab/>[1] "Tecnologias de Redes Sem Fio". RNP/ESR, 2016 (available at: <text:a xlink:type="simple" xlink:href="https://www.scribd.com/document/388714941/Tecnologias-de-redes-sem-fio-pdf" text:style-name="Internet_20_link" text:visited-style-name="Visited_20_Internet_20_Link">https://www.scribd.com/document/388714941/Tecnologias-de-redes-sem-fio-pdf</text:a>)</text:p>
      <text:p text:style-name="P22"/>
      <text:p text:style-name="P22"><text:tab/>[2] <text:span text:style-name="T15">Computer Networking: A Top Down Approach, by James F. Kurose and Keith W. Ross, 7</text:span><text:span text:style-name="T4">th</text:span><text:span text:style-name="T15"> Editio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2:52:49.946970882</meta:creation-date>
    <dc:date>2025-03-05T18:40:09.036439027</dc:date>
    <meta:editing-duration>PT3H45M12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2" meta:paragraph-count="35" meta:word-count="489" meta:character-count="3164" meta:non-whitespace-character-count="2707"/>
  </office:meta>
</office:document-meta>
</file>